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Aharoni" svg:font-family="Aharoni" style:font-pitch="variable"/>
    <style:font-face style:name="Andalus" svg:font-family="Andalu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rowalliaUPC" svg:font-family="BrowalliaUPC" style:font-family-generic="swiss" style:font-pitch="variable"/>
    <style:font-face style:name="Trebuchet MS" svg:font-family="'Trebuchet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ndalus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Andalus" fo:font-size="20pt" style:text-underline-style="none" fo:font-weight="normal" style:font-size-asian="20pt" style:font-weight-asian="normal" style:font-size-complex="20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Andalus" fo:font-size="16pt" style:text-underline-style="none" fo:font-weight="normal" style:font-size-asian="16pt" style:font-weight-asian="normal" style:font-size-complex="16pt" style:font-weight-complex="normal"/>
    </style:style>
    <style:style style:name="P4" style:family="paragraph" style:parent-style-name="Standard" style:list-style-name="L1">
      <style:paragraph-properties fo:text-align="start" style:justify-single-word="false"/>
      <style:text-properties style:font-name="Andalus" fo:font-size="16pt" style:text-underline-style="none" fo:font-weight="normal" style:font-size-asian="16pt" style:font-weight-asian="normal" style:font-size-complex="16pt" style:font-weight-complex="normal"/>
    </style:style>
    <style:style style:name="P5" style:family="paragraph" style:parent-style-name="Standard" style:list-style-name="L2">
      <style:paragraph-properties fo:text-align="start" style:justify-single-word="false"/>
      <style:text-properties style:font-name="Andalus" fo:font-size="16pt" style:text-underline-style="none" fo:font-weight="normal" style:font-size-asian="16pt" style:font-weight-asian="normal" style:font-size-complex="16pt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Andalus" fo:font-size="26pt" style:text-underline-style="none" fo:font-weight="normal" style:font-size-asian="26pt" style:font-weight-asian="normal" style:font-size-complex="26pt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Andalus" fo:font-size="32pt" style:text-underline-style="none" fo:font-weight="normal" style:font-size-asian="32pt" style:font-weight-asian="normal" style:font-size-complex="32pt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yecto gestión de un hotel</text:p>
      <text:p text:style-name="P1"/>
      <text:p text:style-name="P3">Vamos a proceder a creación dun proxecto para a xestion dun hotel.</text:p>
      <text:p text:style-name="P3">Vamos a expor a versión 1,0. Debido os nosos coñecementos basicos e o tempo que lle puidemos adicar foi bastante pouco debido a diversas situacións que se deron este proxecto non é todo o bó e completo que nos gustaría ainda así confiamos e poder ir mellorandolo pouco a pouco.</text:p>
      <text:p text:style-name="P3">Nesta primeira fase que lle chamaremos xestionHotel 1.0 queriamos conseguir chegar a estes puntos:</text:p>
      <text:list xml:id="list7255398045502800053" text:style-name="L1">
        <text:list-item>
          <text:p text:style-name="P4">Verificación de habitacións.</text:p>
        </text:list-item>
        <text:list-item>
          <text:p text:style-name="P4">Ver saídas.</text:p>
        </text:list-item>
        <text:list-item>
          <text:p text:style-name="P4">Comprobación para a policía.</text:p>
        </text:list-item>
        <text:list-item>
          <text:p text:style-name="P4">Ofertas.</text:p>
        </text:list-item>
        <text:list-item>
          <text:p text:style-name="P4">Saída do programa.</text:p>
        </text:list-item>
      </text:list>
      <text:p text:style-name="P3"/>
      <text:p text:style-name="P3">Explicaremos brevemente cada punto a continuación.</text:p>
      <text:list xml:id="list1426163324362607804" text:style-name="L2">
        <text:list-item>
          <text:p text:style-name="P5">Verificación de habitacións:</text:p>
          <text:p text:style-name="P5">O elexir esta opción no noso menú o usuario poderá ver rapidamente o número total de habitacions dispoñibles total e cantas habitacions de cada tipo quedan valeiras.</text:p>
          <text:p text:style-name="P5">No caso de que non quedase ninguna habitacion dispoñible no hotel saltaria un mensaxe avisandonos de isto.</text:p>
          <text:p text:style-name="P5">No caso de que teñamos habitacions valeiras teremos a opcion de ingresar un novo cliente, voltar o menu principal ou sair.</text:p>
          <text:p text:style-name="P5">Se queremos seguir coa inscripcion dun cliente empezaria a toma de datos(nome, apelidos, enderezo.....), teremos a posivilidade d preguntarlle o noso cliente se ven acompañado por mascota ou non, e tamen poderemos elexir se estamos en temporada alta ou baixa.</text:p>
        </text:list-item>
      </text:list>
      <text:p text:style-name="P3"/>
      <text:list xml:id="list38378016" text:continue-numbering="true" text:style-name="L2">
        <text:list-header>
          <text:p text:style-name="P5"><text:soft-page-break/>Se lle asinara un codigo de cliente e asociamos ese cliente a unha habitacion creando seguidamente unha tarxeta codificada para o noso cliente. Isto o faremos co codigo do noso cliente mais un codigo de habitacion.</text:p>
          <text:p text:style-name="P5">Unha vez terminada a recollida de datos do cliente esta pasara a ser codificada nun ficheiro, de tal modo que teremos un rexistro de todolos clientes do noso hotel.</text:p>
          <text:p text:style-name="P5">Unha vez feito isto o programa regresara a o menu principal.</text:p>
        </text:list-header>
        <text:list-item>
          <text:p text:style-name="P5">Ver saídas:</text:p>
          <text:p text:style-name="P5">Nesta opcion o usuario podera optar por duas opcions; ver saídas de ese mesmo día ou listar todalas habitacions cos seus respectivos dias de saída.</text:p>
        </text:list-item>
        <text:list-item>
          <text:p text:style-name="P5">Comprobación para a policia:</text:p>
          <text:p text:style-name="P5">Na opcion 3 poderemos optar tamen por duas opcions, ou ver que datos ainda non foron enviados a policia ou enviar datos nese momento.</text:p>
        </text:list-item>
        <text:list-item>
          <text:p text:style-name="P5">Ofertas:</text:p>
          <text:p text:style-name="P5">Temos novamente duas posivilidades; enviar por correo as ofertas mensuais os nosos clientes ou ben enviar as ofertas especiais fidelidade os nosos clientes mais especiais.</text:p>
        </text:list-item>
        <text:list-item>
          <text:p text:style-name="P5">Saída:</text:p>
          <text:p text:style-name="P5">Como o seu nome indica sae do programa.</text:p>
        </text:list-item>
      </text:list>
      <text:p text:style-name="P3"/>
      <text:p text:style-name="P3">Nesta version 1.0 este era o noso obxetivo, ainda que temos alguns problemas para realizar todo o descrito esperamos ter pronto os coñecementos necesarios para que funcione coma ten que funcionar, como dixen o principio este non é un proxecto terminado se non que a nosa intencion é que creza pouco a pouco cos nosos coñecementos alcanzando asi un punto no que incluso podamolo comercializar.</text:p>
      <text:p text:style-name="P3"><text:soft-page-break/></text:p>
      <text:p text:style-name="P6"/>
      <text:p text:style-name="P6">BENVIDOS O NOSO HOTEL</text:p>
      <text:p text:style-name="P2"/>
      <text:p text:style-name="P7">N</text:p>
      <text:p text:style-name="P7"><text:s text:c="3"/>P</text:p>
      <text:p text:style-name="P7">C</text:p>
      <text:p text:style-name="P7"><text:s text:c="2"/>P</text:p>
      <text:p text:style-name="P3"/>
      <text:p text:style-name="P3">Con programas de xestión propios feitos na nosa terra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Este proxecto fixemolo entre Nelson Pedrosa Pena e Carlos Pousa marcote, a maior parte de programación recaeu sobre Nelson e a parte de presentacion e documentacion sobre Carlos ainda que os dous colaboramos en ambas part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Aharoni" svg:font-family="Aharoni" style:font-pitch="variable"/>
    <style:font-face style:name="Andalus" svg:font-family="Andalu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rowalliaUPC" svg:font-family="BrowalliaUPC" style:font-family-generic="swiss" style:font-pitch="variable"/>
    <style:font-face style:name="Trebuchet MS" svg:font-family="'Trebuchet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rlos Pousa Marcote</meta:initial-creator>
    <meta:creation-date>2014-03-18T17:49:17.35</meta:creation-date>
    <dc:date>2014-03-18T18:21:41.39</dc:date>
    <dc:creator>Carlos Pousa Marcote</dc:creator>
    <meta:editing-duration>PT10M53S</meta:editing-duration>
    <meta:editing-cycles>2</meta:editing-cycles>
    <meta:generator>OpenOffice/4.0.1$Win32 OpenOffice.org_project/401m5$Build-9714</meta:generator>
    <meta:document-statistic meta:table-count="0" meta:image-count="0" meta:object-count="0" meta:page-count="3" meta:paragraph-count="34" meta:word-count="502" meta:character-count="2993"/>
  </office:meta>
</office:document-meta>
</file>